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88e" officeooo:paragraph-rsid="0001a8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a88e" officeooo:paragraph-rsid="0001a88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ы, реализованные участниками команды</text:p>
      <text:p text:style-name="P1"/>
      <text:p text:style-name="P1">• 2013. Разработка и внедрение автоматизированной системы поддержки проектной</text:p>
      <text:p text:style-name="P1"/>
      <text:p text:style-name="P1">деятельности в Комитете информатизации и связи Республики Коми и ГАУ РК «Центр</text:p>
      <text:p text:style-name="P1"/>
      <text:p text:style-name="P1">информационных технологий».</text:p>
      <text:p text:style-name="P1"/>
      <text:p text:style-name="P1">• 2011 — 2013. Методологическое обеспечение и управление проектом внедрения системы</text:p>
      <text:p text:style-name="P1"/>
      <text:p text:style-name="P1">электронного документооборота jDocFlow (разработчик «CSBI­Zirvan») в 30 органах</text:p>
      <text:p text:style-name="P1"/>
      <text:p text:style-name="P1">государственной власти и 100 государственных и муниципальных учреждениях</text:p>
      <text:p text:style-name="P1"/>
      <text:p text:style-name="P1">Республики Коми.</text:p>
      <text:p text:style-name="P1"/>
      <text:p text:style-name="P1">• 2012 — 2013. Разработка, внедрение, сопровождение СЭД в ОАО «Комиавиатранс».</text:p>
      <text:p text:style-name="P1"/>
      <text:p text:style-name="P1">• 2011 — 2013. Разработка, внедрение, сопровождение СЭД в ГУП РК «Государственные</text:p>
      <text:p text:style-name="P1"/>
      <text:p text:style-name="P1">аптеки Республики Коми».</text:p>
      <text:p text:style-name="P1"/>
      <text:p text:style-name="P1">• 2010 — 2013. Разработка, внедрение, сопровождение СЭД в ОАО «Сыктывкар Тисью</text:p>
      <text:p text:style-name="P1"/>
      <text:p text:style-name="P1">• 2007 — 2013. Разработка, внедрение, сопровождение и развитие СЭД в ОАО «Монди</text:p>
      <text:p text:style-name="P1"/>
      <text:p text:style-name="P1">СЛПК».</text:p>
      <text:p text:style-name="P1"/>
      <text:p text:style-name="P1">• 2006. Внедрение и интеграция в действующую ИТ структуру MES системы «CPM»</text:p>
      <text:p text:style-name="P1"/>
      <text:p text:style-name="P1">(фирма ABB) для ОАО «Монди СЛПК».</text:p>
      <text:p text:style-name="P1"/>
      <text:p text:style-name="P1">• 2006­2007. Разработка, внедрение системы управления знаниями и инновациями для</text:p>
      <text:p text:style-name="P1"/>
      <text:p text:style-name="P1">международного холдинга «Mondi» (Австрия).</text:p>
      <text:p text:style-name="P1"/>
      <text:p text:style-name="P1">• 2005­2007. Внедрение СЭД «Documentum» для ОАО «Монди СЛПК».</text:p>
      <text:p text:style-name="P1"/>
      <text:p text:style-name="P1">• 2004­2007. Разработка, внедрение и развитие прикладных систем для ОАО «Монди</text:p>
      <text:p text:style-name="P1"/>
      <text:p text:style-name="P1">СЛПК»: система управления вагонами, система управления контейнерами, система GPS</text:p>
      <text:p text:style-name="P1"/>
      <text:p text:style-name="P1">мониторинга автотранспорта.</text:p>
      <text:p text:style-name="P1"/>
      <text:p text:style-name="P1">• 2001­2003. Разработка системы по расчету социальных пособий для министерства и</text:p>
      <text:p text:style-name="P1"/>
      <text:p text:style-name="P1">региональных управлений по социальным вопросам Р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9:52:17.799297225</meta:creation-date>
    <dc:date>2016-05-19T17:13:46.048119385</dc:date>
    <meta:editing-duration>P1DT7H6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83" meta:character-count="1426" meta:non-whitespace-character-count="1262"/>
  </office:meta>
</office:document-meta>
</file>